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1cm" svg:x="6.5cm" svg:y="3cm">
          <text:p text:style-name="P1"><text:span text:style-name="T1">Escribir “Introduce </text:span></text:p>
          <text:p text:style-name="P1"><text:span text:style-name="T1">el valor de A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5cm">
          <text:p text:style-name="P1"><text:span text:style-name="T1">Leer 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1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2cm" svg:x2="9.5cm" svg:y2="3cm">
          <text:p text:style-name="P4"/>
        </draw:line>
        <draw:line draw:style-name="gr2" draw:text-style-name="P3" draw:layer="layout" svg:x1="9.5cm" svg:y1="4cm" svg:x2="9.5cm" svg:y2="5cm">
          <text:p text:style-name="P4"/>
        </draw:line>
        <draw:line draw:style-name="gr2" draw:text-style-name="P3" draw:layer="layout" svg:x1="9.5cm" svg:y1="6cm" svg:x2="9.5cm" svg:y2="7cm">
          <text:p text:style-name="P4"/>
        </draw:line>
        <draw:custom-shape draw:style-name="gr1" draw:text-style-name="P2" draw:id="id1" draw:layer="layout" svg:width="2cm" svg:height="2cm" svg:x="8.5cm" svg:y="11cm">
          <text:p text:style-name="P1"><text:span text:style-name="T1">a &lt;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3" draw:layer="layout" svg:width="1cm" svg:height="1cm" svg:x="9cm" svg:y="14.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9" draw:layer="layout" svg:width="4.5cm" svg:height="1cm" svg:x="2.5cm" svg:y="23.688cm">
          <text:p text:style-name="P1"><text:span text:style-name="T1">Escribir (i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svg:x1="8.5cm" svg:y1="11.999cm" svg:x2="4.749cm" svg:y2="13cm" draw:start-shape="id1" draw:start-glue-point="5" draw:end-shape="id2" draw:end-glue-point="4" svg:d="m8500 11999h-3751v1001">
          <text:p text:style-name="P4"/>
        </draw:connector>
        <draw:connector draw:style-name="gr2" draw:text-style-name="P3" draw:layer="layout" svg:x1="4.749cm" svg:y1="14cm" svg:x2="9cm" svg:y2="14.999cm" draw:start-shape="id2" draw:start-glue-point="6" draw:end-shape="id3" draw:end-glue-point="6" svg:d="m4749 14000v999h4251">
          <text:p text:style-name="P4"/>
        </draw:connector>
        <draw:custom-shape draw:style-name="gr1" draw:text-style-name="P2" draw:id="id12" draw:layer="layout" svg:width="4cm" svg:height="1cm" svg:x="7.5cm" svg:y="27.5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21cm" svg:x2="9.5cm" svg:y2="22cm">
          <text:p text:style-name="P4"/>
        </draw:line>
        <draw:custom-shape draw:style-name="gr1" draw:text-style-name="P2" draw:id="id2" draw:layer="layout" svg:width="3.5cm" svg:height="1cm" svg:x="3cm" svg:y="13cm">
          <text:p text:style-name="P1"><text:span text:style-name="T1">i = a</text:span></text:p>
          <text:p text:style-name="P1"><text:span text:style-name="T1">f =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0.5cm" svg:y1="11.999cm" svg:x2="14.249cm" svg:y2="13cm" draw:start-shape="id1" draw:start-glue-point="7" draw:end-shape="id4" draw:end-glue-point="4" svg:d="m10500 11999h3749v1001">
          <text:p text:style-name="P4"/>
        </draw:connector>
        <draw:connector draw:style-name="gr2" draw:text-style-name="P3" draw:layer="layout" svg:x1="14.249cm" svg:y1="14cm" svg:x2="10cm" svg:y2="14.999cm" draw:start-shape="id4" draw:start-glue-point="6" draw:end-shape="id3" draw:end-glue-point="10" svg:d="m14249 14000v999h-4249">
          <text:p text:style-name="P4"/>
        </draw:connector>
        <draw:line draw:style-name="gr2" draw:text-style-name="P3" draw:layer="layout" svg:x1="9.5cm" svg:y1="10cm" svg:x2="9.5cm" svg:y2="11cm">
          <text:p text:style-name="P4"/>
        </draw:line>
        <draw:frame draw:style-name="gr4" draw:text-style-name="P5" draw:layer="layout" svg:width="2.5cm" svg:height="0.75cm" svg:x="7.5cm" svg:y="11.25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11cm" svg:y="11.25cm">
          <draw:text-box>
            <text:p text:style-name="P4"><text:span text:style-name="T1">no</text:span></text:p>
          </draw:text-box>
        </draw:frame>
        <draw:custom-shape draw:style-name="gr1" draw:text-style-name="P2" draw:layer="layout" svg:width="6cm" svg:height="1cm" svg:x="6.5cm" svg:y="7cm">
          <text:p text:style-name="P1"><text:span text:style-name="T1">Escribir “Introduce </text:span></text:p>
          <text:p text:style-name="P1"><text:span text:style-name="T1">el valor de B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9cm">
          <text:p text:style-name="P1"><text:span text:style-name="T1">Leer 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9.5cm" svg:y1="8cm" svg:x2="9.5cm" svg:y2="9cm">
          <text:p text:style-name="P4"/>
        </draw:line>
        <draw:custom-shape draw:style-name="gr1" draw:text-style-name="P2" draw:id="id4" draw:layer="layout" svg:width="3.5cm" svg:height="1cm" svg:x="12.5cm" svg:y="13cm">
          <text:p text:style-name="P1"><text:span text:style-name="T1">i = b</text:span></text:p>
          <text:p text:style-name="P1"><text:span text:style-name="T1">f =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cm" svg:height="2cm" svg:x="8.5cm" svg:y="16.5cm">
          <text:p text:style-name="P1"><text:span text:style-name="T1">i % 2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7" draw:layer="layout" svg:width="1cm" svg:height="1cm" svg:x="9cm" svg:y="20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svg:x1="8.5cm" svg:y1="17.499cm" svg:x2="4.749cm" svg:y2="18.5cm" draw:start-shape="id5" draw:start-glue-point="5" draw:end-shape="id6" draw:end-glue-point="4" svg:d="m8500 17499h-3751v1001">
          <text:p text:style-name="P4"/>
        </draw:connector>
        <draw:connector draw:style-name="gr2" draw:text-style-name="P3" draw:layer="layout" svg:x1="4.749cm" svg:y1="19.5cm" svg:x2="9cm" svg:y2="20.499cm" draw:start-shape="id6" draw:start-glue-point="6" draw:end-shape="id7" draw:end-glue-point="6" svg:d="m4749 19500v999h4251">
          <text:p text:style-name="P4"/>
        </draw:connector>
        <draw:custom-shape draw:style-name="gr1" draw:text-style-name="P2" draw:id="id6" draw:layer="layout" svg:width="3.5cm" svg:height="1cm" svg:x="3cm" svg:y="18.5cm">
          <text:p text:style-name="P1"><text:span text:style-name="T1">i = i +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3.499cm" svg:x1="10.5cm" svg:y1="17.499cm" svg:x2="10cm" svg:y2="20.5cm" draw:start-shape="id5" draw:start-glue-point="7" draw:end-shape="id7" svg:d="m10500 17499h4000v3001h-4500">
          <text:p text:style-name="P4"/>
        </draw:connector>
        <draw:line draw:style-name="gr2" draw:text-style-name="P3" draw:layer="layout" svg:x1="9.5cm" svg:y1="15.5cm" svg:x2="9.5cm" svg:y2="16.5cm">
          <text:p text:style-name="P4"/>
        </draw:line>
        <draw:frame draw:style-name="gr4" draw:text-style-name="P5" draw:layer="layout" svg:width="2.5cm" svg:height="0.75cm" svg:x="7.5cm" svg:y="16.75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11cm" svg:y="16.75cm">
          <draw:text-box>
            <text:p text:style-name="P4"><text:span text:style-name="T1">no</text:span></text:p>
          </draw:text-box>
        </draw:frame>
        <draw:custom-shape draw:style-name="gr1" draw:text-style-name="P2" draw:id="id8" draw:layer="layout" svg:width="2cm" svg:height="2cm" svg:x="8.5cm" svg:y="22cm">
          <text:p text:style-name="P1"><text:span text:style-name="T1">i &lt; 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8.5cm" svg:y1="22.999cm" svg:x2="4.749cm" svg:y2="23.688cm" draw:start-shape="id8" draw:start-glue-point="5" draw:end-shape="id9" draw:end-glue-point="5" svg:d="m8500 22999h-3751v689">
          <text:p text:style-name="P4"/>
        </draw:connector>
        <draw:connector draw:style-name="gr2" draw:text-style-name="P3" draw:id="id13" draw:layer="layout" svg:x1="4.749cm" svg:y1="26.5cm" svg:x2="1.037cm" svg:y2="26.976cm" draw:start-shape="id10" draw:start-glue-point="6" svg:d="m4749 26500v501h-3712v-25">
          <text:p text:style-name="P4"/>
        </draw:connector>
        <draw:custom-shape draw:style-name="gr1" draw:text-style-name="P2" draw:id="id10" draw:layer="layout" svg:width="3.5cm" svg:height="1cm" svg:x="3cm" svg:y="25.5cm">
          <text:p text:style-name="P1"><text:span text:style-name="T1">i = i +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line-skew="3.499cm" svg:x1="10.5cm" svg:y1="22.999cm" svg:x2="9.5cm" svg:y2="26.083cm" draw:start-shape="id8" draw:start-glue-point="7" draw:end-shape="id11" draw:end-glue-point="2" svg:d="m10500 22999h4000v3084h-5000">
          <text:p text:style-name="P4"/>
        </draw:connector>
        <draw:frame draw:style-name="gr4" draw:text-style-name="P5" draw:layer="layout" svg:width="2.5cm" svg:height="0.75cm" svg:x="7.5cm" svg:y="22.25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11cm" svg:y="22.25cm">
          <draw:text-box>
            <text:p text:style-name="P4"><text:span text:style-name="T1">no</text:span></text:p>
          </draw:text-box>
        </draw:frame>
        <draw:connector draw:style-name="gr2" draw:text-style-name="P3" draw:layer="layout" draw:type="lines" svg:x1="4.749cm" svg:y1="24.688cm" svg:x2="4.749cm" svg:y2="25.5cm" draw:start-shape="id9" draw:start-glue-point="8" draw:end-shape="id10" draw:end-glue-point="4" svg:d="m4749 24688v501-189 500">
          <text:p text:style-name="P4"/>
        </draw:connector>
        <draw:connector draw:style-name="gr2" draw:text-style-name="P3" draw:id="id11" draw:layer="layout" draw:type="lines" svg:x1="9.5cm" svg:y1="26.083cm" svg:x2="9.499cm" svg:y2="27.5cm" draw:end-shape="id12" draw:end-glue-point="4" svg:d="m9500 26083v0l-1 917v500">
          <text:p text:style-name="P4"/>
        </draw:connector>
        <draw:connector draw:style-name="gr2" draw:text-style-name="P3" draw:layer="layout" draw:line-skew="0.688cm 0.5cm" svg:x1="1.037cm" svg:y1="26.976cm" svg:x2="9.499cm" svg:y2="22cm" draw:start-shape="id13" draw:start-glue-point="3" draw:end-shape="id8" draw:end-glue-point="4" svg:d="m1037 26976h-37v-4976h8499v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10-01T08:04:15</dc:date>
    <meta:editing-cycles>5</meta:editing-cycles>
    <meta:editing-duration>PT18M41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42"/>
  </office:meta>
</office:document-meta>
</file>